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bre(<text:span text:style-name="T1">Email</text:span>,mdp,nom,prenom,ville,adresse,telephone,administrateur,etat)</text:p>
      <text:p text:style-name="P1">Bien(<text:span text:style-name="T1">id</text:span>,nom,prix,<text:span text:style-name="T2">#createur,#user</text:span>)</text:p>
      <text:p text:style-name="P1">Service(<text:span text:style-name="T1">id</text:span>,nom,prix,debut_plage_horaire,fin_plage_horaire,descriptif,<text:span text:style-name="T2">#createur,#user</text:span>)</text:p>
      <text:p text:style-name="P1">Notif(<text:span text:style-name="T1">id</text:span>,msg,<text:span text:style-name="T2">#email_membre</text:span>)</text:p>
      <text:p text:style-name="P1">Jour(<text:span text:style-name="T1">jour</text:span>)</text:p>
      <text:p text:style-name="P1">Photo(<text:span text:style-name="T1">lien</text:span>,<text:span text:style-name="T2">#idBien</text:span>)</text:p>
      <text:p text:style-name="P1">Taxonomie(<text:span text:style-name="T1">mot</text:span>,<text:span text:style-name="T2">#pere</text:span>)</text:p>
      <text:p text:style-name="P1">Mot_bien(<text:span text:style-name="T3">#mot,#idBien</text:span>)</text:p>
      <text:p text:style-name="P1">Mot_service(<text:span text:style-name="T3">#mot,#idService</text:span>)</text:p>
      <text:p text:style-name="P1">Notif_admin(<text:span text:style-name="T3">#idMembre,#IdNotif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4:22:00.858233265</dc:date>
    <meta:editing-duration>PT2M15S</meta:editing-duration>
    <meta:editing-cycles>1</meta:editing-cycles>
    <meta:document-statistic meta:table-count="0" meta:image-count="0" meta:object-count="0" meta:page-count="1" meta:paragraph-count="10" meta:word-count="10" meta:character-count="347" meta:non-whitespace-character-count="347"/>
    <meta:generator>LibreOffice/6.0.3.2$Linux_X86_64 LibreOffice_project/00m0$Build-2</meta:generator>
  </office:meta>
</office:document-meta>
</file>